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PathModule.getAttribute( String name , Configuration modeConf ,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textPathModule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extPathModul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PathModule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xtPathModule.getAttributeValues( String name ,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